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047cm" fo:min-width="5.611cm"/>
    </style:style>
    <style:style style:name="gr2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4.018cm" fo:min-width="1.26cm"/>
    </style:style>
    <style:style style:name="gr3" style:family="graphic" style:parent-style-name="standard">
      <style:graphic-properties svg:stroke-color="#000000" draw:fill="solid" draw:fill-color="#cccccc" draw:opacity="90%" draw:textarea-horizontal-align="justify" draw:textarea-vertical-align="middle" draw:auto-grow-height="false" fo:min-height="0.568cm" fo:min-width="2.945cm"/>
    </style:style>
    <style:style style:name="gr4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cm" fo:min-width="1.054cm"/>
    </style:style>
    <style:style style:name="gr5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7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426cm"/>
      <style:paragraph-properties style:writing-mode="lr-tb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226cm" fo:min-width="0.915cm"/>
    </style:style>
    <style:style style:name="gr9" style:family="graphic" style:parent-style-name="standard">
      <style:graphic-properties draw:stroke="none" svg:stroke-color="#000000" draw:fill="gradient" draw:fill-color="#999999" draw:fill-gradient-name="Gradient_20_58" draw:opacity="91%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22cm" fo:min-width="1.248cm"/>
    </style:style>
    <style:style style:name="gr1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05cm" fo:min-width="1.201cm"/>
    </style:style>
    <style:style style:name="gr1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7cm" fo:min-width="1.113cm"/>
    </style:style>
    <style:style style:name="gr1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5cm" fo:min-width="1.041cm"/>
    </style:style>
    <style:style style:name="gr1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68cm" fo:min-width="0.945cm"/>
    </style:style>
    <style:style style:name="gr1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71cm" fo:min-width="0.877cm"/>
    </style:style>
    <style:style style:name="gr1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98cm" fo:min-width="0.79cm"/>
    </style:style>
    <style:style style:name="gr17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95cm" fo:min-width="0.7cm"/>
    </style:style>
    <style:style style:name="gr18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cm" fo:min-width="0.605cm"/>
    </style:style>
    <style:style style:name="gr19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76cm" fo:min-width="0.509cm"/>
    </style:style>
    <style:style style:name="gr20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19cm" fo:min-width="0.595cm"/>
    </style:style>
    <style:style style:name="gr2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cccccc" draw:opacity="9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gradient" draw:fill-color="#999999" draw:fill-gradient-name="Gradient_20_58" draw:opacity="91%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111cm" svg:height="1.297cm" svg:x="11.302cm" svg:y="8.0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42cm" svg:height="7.618cm" svg:x="12.787cm" svg:y="10.82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6.081cm" svg:height="1.442cm" svg:x="11.317cm" svg:y="9.38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277.9619230242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1" draw:id="id1" draw:layer="layout" svg:width="1.554cm" svg:height="0.022cm" svg:x="13.578cm" svg:y="18.42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4.355cm" svg:y1="18.445cm" svg:x2="14.358cm" svg:y2="19.863cm" draw:start-shape="id1" draw:start-glue-point="2" svg:d="M14355 18445v959h3v459" svg:viewBox="0 0 4 1419">
          <text:p/>
        </draw:connector>
        <draw:connector draw:style-name="gr5" draw:text-style-name="P3" draw:layer="layout" draw:line-skew="-0.057cm" svg:x1="14.357cm" svg:y1="8.086cm" svg:x2="19.276cm" svg:y2="7.471cm" draw:start-shape="id2" draw:start-glue-point="0" svg:d="M14357 8086v-615h4919" svg:viewBox="0 0 4920 616">
          <text:p/>
        </draw:connector>
        <draw:frame draw:style-name="gr6" draw:text-style-name="P5" draw:layer="layout" svg:width="6.183cm" svg:height="1.987cm" svg:x="-12.2cm" svg:y="8.194cm">
          <draw:text-box>
            <text:p text:style-name="P4"><text:span text:style-name="T1">a: Multiform</text:span></text:p>
          </draw:text-box>
        </draw:frame>
        <draw:frame draw:style-name="gr7" draw:text-style-name="P6" draw:layer="layout" svg:width="5.556cm" svg:height="1.676cm" svg:x="8.631cm" svg:y="16.556cm">
          <draw:text-box>
            <text:p text:style-name="P4">Liquid</text:p>
            <text:p text:style-name="P4">waste</text:p>
          </draw:text-box>
        </draw:frame>
        <draw:frame draw:style-name="gr7" draw:text-style-name="P6" draw:layer="layout" svg:width="5.556cm" svg:height="1.676cm" svg:x="13.625cm" svg:y="18.673cm">
          <draw:text-box>
            <text:p text:style-name="P4">Liquid</text:p>
            <text:p text:style-name="P4">released</text:p>
          </draw:text-box>
        </draw:frame>
        <draw:frame draw:style-name="gr7" draw:text-style-name="P6" draw:layer="layout" svg:width="5.556cm" svg:height="1.676cm" svg:x="16.334cm" svg:y="7.692cm">
          <draw:text-box>
            <text:p text:style-name="P4">Struvite</text:p>
            <text:p text:style-name="P4">recovered</text:p>
          </draw:text-box>
        </draw:frame>
        <draw:custom-shape draw:style-name="gr8" draw:text-style-name="P7" draw:layer="layout" svg:width="2.525cm" svg:height="6.204cm" draw:transform="skewX (0.000349065850398866) rotate (1.5709708597201) translate (4.075cm 19.7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8" xml:id="id4" draw:id="id4" draw:layer="layout" svg:width="0.49cm" svg:height="0.127cm" svg:x="4.08cm" svg:y="18.3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472cm" svg:height="0.808cm" draw:transform="skewX (0.0197222205475359) rotate (1.27932634171184) translate (3.933cm 19.5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.405cm" svg:height="0.785cm" draw:transform="skewX (-0.00261799387799148) rotate (1.27932634171184) translate (4.498cm 19.5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281cm" svg:height="0.729cm" draw:transform="skewX (0.0109955742875643) rotate (1.27932634171184) translate (5.149cm 19.4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2.177cm" svg:height="0.727cm" draw:transform="skewX (-0.00680678408277785) rotate (1.27932634171184) translate (5.776cm 19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.043cm" svg:height="0.732cm" draw:transform="skewX (-0.00541052068118238) rotate (1.27932634171184) translate (6.341cm 19.3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947cm" svg:height="0.735cm" draw:transform="skewX (0.0326376570122939) rotate (1.27932634171184) translate (6.897cm 19.3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822cm" svg:height="0.774cm" draw:transform="skewX (0.018151424220741) rotate (1.27932634171184) translate (7.426cm 19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.696cm" svg:height="0.771cm" draw:transform="skewX (0.0246091424531201) rotate (1.27932634171184) translate (8.006cm 19.1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561cm" svg:height="0.776cm" draw:transform="skewX (0.0450294947014537) rotate (1.27932634171184) translate (8.549cm 19.0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1.425cm" svg:height="0.744cm" draw:transform="skewX (0.0870919296745171) rotate (1.27932634171184) translate (9.046cm 19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xml:id="id3" draw:id="id3" draw:layer="layout" svg:width="1.393cm" svg:height="0.597cm" draw:transform="rotate (1.5709708597201) translate (9.683cm 19.15cm)">
          <text:p/>
          <draw:enhanced-geometry svg:viewBox="0 0 21600 21600" draw:glue-points="?f6 10800 10800 21600 ?f5 10800 10800 0" draw:text-areas="?f3 ?f3 ?f4 ?f4" draw:type="trapezoid" draw:modifiers="1024.9560632688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3" draw:layer="layout" svg:x1="10.28cm" svg:y1="18.456cm" svg:x2="13.633cm" svg:y2="18.456cm" draw:start-shape="id3" draw:start-glue-point="5" svg:d="M10280 18456h3353" svg:viewBox="0 0 3354 1">
          <text:p/>
        </draw:connector>
        <draw:connector draw:style-name="gr5" draw:text-style-name="P3" draw:layer="layout" svg:x1="2.499cm" svg:y1="18.439cm" svg:x2="4.08cm" svg:y2="18.44cm" draw:end-shape="id4" draw:end-glue-point="3" svg:d="M2499 18439h541v1h1040" svg:viewBox="0 0 1582 2">
          <text:p/>
        </draw:connector>
        <draw:frame draw:style-name="gr21" draw:text-style-name="P6" draw:layer="layout" svg:width="5.714cm" svg:height="2.384cm" svg:x="-0.329cm" svg:y="16.667cm">
          <draw:text-box>
            <text:p text:style-name="P4">Digestate</text:p>
            <text:p text:style-name="P4">inlet</text:p>
          </draw:text-box>
        </draw:frame>
        <draw:frame draw:style-name="gr21" draw:text-style-name="P6" draw:layer="layout" svg:width="5.714cm" svg:height="2.384cm" svg:x="4.141cm" svg:y="15.457cm">
          <draw:text-box>
            <text:p text:style-name="P4">Screw</text:p>
            <text:p text:style-name="P4">press</text:p>
          </draw:text-box>
        </draw:frame>
        <draw:connector draw:style-name="gr5" draw:text-style-name="P3" draw:layer="layout" svg:x1="9.982cm" svg:y1="19.119cm" svg:x2="9.976cm" svg:y2="20.431cm" draw:start-shape="id3" draw:start-glue-point="6" draw:end-shape="id5" draw:end-glue-point="0" svg:d="M9982 19119v672h-6v640" svg:viewBox="0 0 7 1313">
          <text:p/>
        </draw:connector>
        <draw:frame draw:style-name="gr7" draw:text-style-name="P6" xml:id="id5" draw:id="id5" draw:layer="layout" svg:width="5.556cm" svg:height="1.676cm" svg:x="7.198cm" svg:y="20.431cm">
          <draw:text-box>
            <text:p text:style-name="P4">Solid</text:p>
            <text:p text:style-name="P4">waste</text:p>
          </draw:text-box>
        </draw:frame>
        <draw:frame draw:style-name="gr21" draw:text-style-name="P6" draw:layer="layout" svg:width="5.714cm" svg:height="2.384cm" svg:x="14.298cm" svg:y="12.269cm">
          <draw:text-box>
            <text:p text:style-name="P4">Struvite</text:p>
            <text:p text:style-name="P4">FB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2" draw:display-name="Gradient 32" draw:style="linear" draw:start-color="#eeeeee" draw:end-color="#666666" draw:start-intensity="100%" draw:end-intensity="100%" draw:angle="30deg" draw:border="0%"/>
    <draw:gradient draw:name="Gradient_20_58" draw:display-name="Gradient 58" draw:style="linear" draw:start-color="#333333" draw:end-color="#666666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0T19:00:39.838474272</meta:creation-date>
    <dc:date>2021-09-03T13:27:04.809118964</dc:date>
    <meta:editing-duration>PT10M38S</meta:editing-duration>
    <meta:editing-cycles>3</meta:editing-cycles>
    <meta:generator>LibreOffice/7.0.4.2$Linux_X86_64 LibreOffice_project/dcf040e67528d9187c66b2379df5ea4407429775</meta:generator>
    <meta:document-statistic meta:object-count="30"/>
  </office:meta>
</office:document-meta>
</file>